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ed5e" officeooo:paragraph-rsid="0013e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ils.servlet.version = "3.0" // Change depending on target container compliance (2.5 or 3.0)</text:p>
      <text:p text:style-name="P1">grails.project.class.dir = "target/classes"</text:p>
      <text:p text:style-name="P1">grails.project.test.class.dir = "target/test-classes"</text:p>
      <text:p text:style-name="P1">grails.project.test.reports.dir = "target/test-reports"</text:p>
      <text:p text:style-name="P1">grails.project.work.dir = "target/work"</text:p>
      <text:p text:style-name="P1">grails.project.target.level = 1.6</text:p>
      <text:p text:style-name="P1">grails.project.source.level = 1.6</text:p>
      <text:p text:style-name="P1">//grails.project.war.file = "target/${appName}-${appVersion}.war"</text:p>
      <text:p text:style-name="P1"/>
      <text:p text:style-name="P1">grails.project.fork = [</text:p>
      <text:p text:style-name="P1"><text:s text:c="4"/>// configure settings for compilation JVM, note that if you alter the Groovy version forked compilation is required</text:p>
      <text:p text:style-name="P1"><text:s text:c="4"/>// <text:s/>compile: [maxMemory: 256, minMemory: 64, debug: false, maxPerm: 256, daemon:true],</text:p>
      <text:p text:style-name="P1"/>
      <text:p text:style-name="P1"><text:s text:c="4"/>// configure settings for the test-app JVM, uses the daemon by default</text:p>
      <text:p text:style-name="P1"><text:s text:c="4"/>test: [maxMemory: 768, minMemory: 64, debug: false, maxPerm: 256, daemon:true],</text:p>
      <text:p text:style-name="P1"><text:s text:c="4"/>// configure settings for the run-app JVM</text:p>
      <text:p text:style-name="P1"><text:s text:c="4"/>run: [maxMemory: 768, minMemory: 64, debug: false, maxPerm: 256, forkReserve:false],</text:p>
      <text:p text:style-name="P1"><text:s text:c="4"/>// configure settings for the run-war JVM</text:p>
      <text:p text:style-name="P1"><text:s text:c="4"/>war: [maxMemory: 768, minMemory: 64, debug: false, maxPerm: 256, forkReserve:false],</text:p>
      <text:p text:style-name="P1"><text:s text:c="4"/>// configure settings for the Console UI JVM</text:p>
      <text:p text:style-name="P1"><text:s text:c="4"/>console: [maxMemory: 768, minMemory: 64, debug: false, maxPerm: 256]</text:p>
      <text:p text:style-name="P1">]</text:p>
      <text:p text:style-name="P1"/>
      <text:p text:style-name="P1">grails.project.dependency.resolver = "maven" // or ivy</text:p>
      <text:p text:style-name="P1">grails.project.dependency.resolution = {</text:p>
      <text:p text:style-name="P1"><text:s text:c="4"/>// inherit Grails' default dependencies</text:p>
      <text:p text:style-name="P1"><text:s text:c="4"/>inherits("global") {</text:p>
      <text:p text:style-name="P1"><text:s text:c="8"/>// specify dependency exclusions here; for example, uncomment this to disable ehcache:</text:p>
      <text:p text:style-name="P1"><text:s text:c="8"/>// excludes 'ehcache'</text:p>
      <text:p text:style-name="P1"><text:s text:c="4"/>}</text:p>
      <text:p text:style-name="P1"><text:s text:c="4"/>log "error" // log level of Ivy resolver, either 'error', 'warn', 'info', 'debug' or 'verbose'</text:p>
      <text:p text:style-name="P1"><text:s text:c="4"/>checksums true // Whether to verify checksums on resolve</text:p>
      <text:p text:style-name="P1"><text:s text:c="4"/>legacyResolve false // whether to do a secondary resolve on plugin installation, not advised and here for backwards compatibility</text:p>
      <text:p text:style-name="P1"/>
      <text:p text:style-name="P1"><text:s text:c="4"/>repositories {</text:p>
      <text:p text:style-name="P1"><text:s text:c="8"/>inherits true // Whether to inherit repository definitions from plugins</text:p>
      <text:p text:style-name="P1"/>
      <text:p text:style-name="P1"><text:s text:c="8"/>grailsPlugins()</text:p>
      <text:p text:style-name="P1"><text:s text:c="8"/>grailsHome()</text:p>
      <text:p text:style-name="P1"><text:s text:c="8"/>mavenLocal()</text:p>
      <text:p text:style-name="P1"><text:s text:c="8"/>grailsCentral()</text:p>
      <text:p text:style-name="P1"><text:s text:c="8"/>mavenCentral()</text:p>
      <text:p text:style-name="P1"><text:s text:c="8"/>// uncomment these (or add new ones) to enable remote dependency resolution from public Maven repositories</text:p>
      <text:p text:style-name="P1"><text:s text:c="8"/>//mavenRepo "http://repository.codehaus.org"</text:p>
      <text:p text:style-name="P1"><text:s text:c="8"/>//mavenRepo "http://download.java.net/maven/2/"</text:p>
      <text:p text:style-name="P1"><text:s text:c="8"/>//mavenRepo "http://repository.jboss.com/maven2/"</text:p>
      <text:p text:style-name="P1"><text:s text:c="4"/>}</text:p>
      <text:p text:style-name="P1"/>
      <text:p text:style-name="P1"><text:s text:c="4"/>dependencies {</text:p>
      <text:p text:style-name="P1"><text:s text:c="8"/>// specify dependencies here under either 'build', 'compile', 'runtime', 'test' or 'provided' scopes e.g.</text:p>
      <text:p text:style-name="P1"><text:s text:c="8"/>// runtime 'mysql:mysql-connector-java:5.1.27'</text:p>
      <text:p text:style-name="P1"><text:s text:c="8"/>// runtime 'org.postgresql:postgresql:9.3-1100-jdbc41'</text:p>
      <text:p text:style-name="P1"><text:s text:c="8"/>test "org.grails:grails-datastore-test-support:1.0-grails-2.3"</text:p>
      <text:p text:style-name="P1"><text:soft-page-break/><text:s text:c="6"/><text:bookmark-start text:name="__DdeLink__0_2113956958"/><text:s text:c="2"/>runtime 'mysql:mysql-connector-java:5.1.29'<text:bookmark-end text:name="__DdeLink__0_2113956958"/></text:p>
      <text:p text:style-name="P1"><text:s text:c="4"/>}</text:p>
      <text:p text:style-name="P1"/>
      <text:p text:style-name="P1"><text:s text:c="4"/>plugins {</text:p>
      <text:p text:style-name="P1"><text:s text:c="8"/>// plugins for the build system only</text:p>
      <text:p text:style-name="P1"><text:s text:c="8"/>build ":tomcat:7.0.54"</text:p>
      <text:p text:style-name="P1"/>
      <text:p text:style-name="P1"><text:s text:c="8"/>// plugins for the compile step</text:p>
      <text:p text:style-name="P1"><text:s text:c="8"/>compile ":scaffolding:2.0.3"</text:p>
      <text:p text:style-name="P1"><text:s text:c="8"/>compile ':cache:1.1.7'</text:p>
      <text:p text:style-name="P1"/>
      <text:p text:style-name="P1"><text:s text:c="8"/>// plugins needed at runtime but not for compilation</text:p>
      <text:p text:style-name="P1"><text:s text:c="8"/>runtime ":hibernate:3.6.10.16" // or ":hibernate4:4.3.5.4"</text:p>
      <text:p text:style-name="P1"><text:s text:c="8"/>runtime ":database-migration:1.4.0"</text:p>
      <text:p text:style-name="P1"><text:s text:c="8"/>runtime ":jquery:1.11.1"</text:p>
      <text:p text:style-name="P1"><text:s text:c="8"/>runtime ":resources:1.2.8"</text:p>
      <text:p text:style-name="P1"/>
      <text:p text:style-name="P1"><text:s text:c="8"/>compile ":spring-security-core:1.2.7.3"</text:p>
      <text:p text:style-name="P1"><text:s text:c="8"/>// Uncomment these (or add new ones) to enable additional resources capabilities</text:p>
      <text:p text:style-name="P1"><text:s text:c="8"/>//runtime ":zipped-resources:1.0.1"</text:p>
      <text:p text:style-name="P1"><text:s text:c="8"/>//runtime ":cached-resources:1.1"</text:p>
      <text:p text:style-name="P1"><text:s text:c="8"/>//runtime ":yui-minify-resources:0.1.5"</text:p>
      <text:p text:style-name="P1"/>
      <text:p text:style-name="P1"><text:s text:c="8"/>// An alternative to the default resources plugin is the asset-pipeline plugin</text:p>
      <text:p text:style-name="P1"><text:s text:c="8"/>//compile ":asset-pipeline:1.6.1"</text:p>
      <text:p text:style-name="P1"/>
      <text:p text:style-name="P1"><text:s text:c="8"/>// Uncomment these to enable additional asset-pipeline capabilities</text:p>
      <text:p text:style-name="P1"><text:s text:c="8"/>//compile ":sass-asset-pipeline:1.5.5"</text:p>
      <text:p text:style-name="P1"><text:s text:c="8"/>//compile ":less-asset-pipeline:1.5.3"</text:p>
      <text:p text:style-name="P1"><text:s text:c="8"/>//compile ":coffee-asset-pipeline:1.5.0"</text:p>
      <text:p text:style-name="P1"><text:s text:c="8"/>//compile ":handlebars-asset-pipeline:1.3.0.1"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17:38:03.776561960</dc:date>
    <meta:generator>LibreOffice/4.2.8.2$Linux_X86_64 LibreOffice_project/420m0$Build-2</meta:generator>
    <meta:document-statistic meta:table-count="0" meta:image-count="0" meta:object-count="0" meta:page-count="2" meta:paragraph-count="74" meta:word-count="375" meta:character-count="3727" meta:non-whitespace-character-count="3025"/>
  </office:meta>
</office:document-meta>
</file>